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b3b3b3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9" style:family="graphic" style:parent-style-name="objectwithoutfill">
      <style:graphic-properties draw:stroke="solid" draw:stroke-dash="Fine_20_Dashed" svg:stroke-width="0.02cm" svg:stroke-color="#000000" draw:marker-start-width="0.2cm" draw:marker-end="Arrow" draw:marker-end-width="0.2cm" draw:fill="none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solid" draw:stroke-dash="Fine_20_Dashed" svg:stroke-width="0cm" draw:marker-start-width="0.2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stroke="solid" draw:stroke-dash="Fine_20_Dashed" draw:marker-end="Arrow" draw:marker-end-width="0.2cm" draw:fill="none" draw:textarea-horizontal-align="center" draw:textarea-vertical-align="middle"/>
    </style:style>
    <style:style style:name="gr1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Line_20_Style_20_1" draw:marker-end="Arrow" draw:marker-end-width="0.15cm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Line_20_Style_20_1" draw:marker-end="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draw:stroke-dash="Fine_20_Dashed" svg:stroke-width="0cm" svg:stroke-color="#000000" draw:marker-start="Arrow" draw:marker-start-width="0.2cm" draw:marker-end="" draw:marker-end-width="0.18cm" draw:fill="none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fo:min-height="0.55cm"/>
    </style:style>
    <style:style style:name="gr19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0.3cm"/>
    </style:style>
    <style:style style:name="gr23" style:family="graphic" style:parent-style-name="objectwithoutfill">
      <style:graphic-properties draw:stroke="dash" draw:stroke-dash="Line_20_Style_20_1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1" draw:id="id11" draw:layer="layout" svg:x1="6cm" svg:y1="23.3cm" svg:x2="6cm" svg:y2="32.2cm">
          <text:p/>
        </draw:line>
        <draw:line draw:style-name="gr1" draw:text-style-name="P1" xml:id="id9" draw:id="id9" draw:layer="layout" svg:x1="7.9cm" svg:y1="18.2cm" svg:x2="7.9cm" svg:y2="22.4cm">
          <text:p/>
        </draw:line>
        <draw:line draw:style-name="gr1" draw:text-style-name="P1" draw:layer="layout" svg:x1="4.181cm" svg:y1="18.3cm" svg:x2="4.181cm" svg:y2="22.4cm">
          <text:p/>
        </draw:line>
        <draw:frame draw:style-name="gr2" draw:text-style-name="P2" draw:layer="layout" svg:width="1.1cm" svg:height="0.65cm" svg:x="6.7cm" svg:y="8.5cm">
          <draw:text-box>
            <text:p><text:span text:style-name="T1">yes</text:span></text:p>
          </draw:text-box>
        </draw:frame>
        <draw:g>
          <draw:custom-shape draw:style-name="gr3" draw:text-style-name="P3" draw:layer="layout" svg:width="6.7cm" svg:height="4.667cm" svg:x="16.9cm" svg:y="1.533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  <draw:custom-shape draw:style-name="gr4" draw:text-style-name="P3" draw:layer="layout" svg:width="6.7cm" svg:height="4.667cm" svg:x="16.8cm" svg:y="1.4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</draw:g>
        <draw:line draw:style-name="gr5" draw:text-style-name="P3" draw:layer="layout" svg:x1="6cm" svg:y1="2.5cm" svg:x2="6cm" svg:y2="15.8cm">
          <text:p/>
        </draw:line>
        <draw:custom-shape draw:style-name="gr6" draw:text-style-name="P4" xml:id="id3" draw:id="id3" draw:layer="layout" svg:width="3.6cm" svg:height="1.2cm" svg:x="9.916cm" svg:y="9.145cm">
          <text:p text:style-name="P1"><text:span text:style-name="T2">RecvBuffer</text:span></text:p>
          <text:p text:style-name="P1"><text:span text:style-name="T2">2 ExtBo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4.7cm" svg:y="1.3cm">
          <text:p text:style-name="P1"><text:span text:style-name="T2">openAC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4" draw:layer="layout" svg:width="3cm" svg:height="2.8cm" svg:x="14.183cm" svg:y="8.1cm">
          <text:p text:style-name="P1"><text:span text:style-name="T2">update host</text:span></text:p>
          <text:p text:style-name="P1"><text:span text:style-name="T2">g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18.103cm" svg:y1="28.5cm" svg:x2="18.083cm" svg:y2="7cm">
          <text:p/>
        </draw:line>
        <draw:custom-shape draw:style-name="gr7" draw:text-style-name="P4" draw:layer="layout" svg:width="4.3cm" svg:height="2.1cm" svg:x="3.915cm" svg:y="3.071cm">
          <text:p text:style-name="P1"><text:span text:style-name="T2">Init grids</text:span></text:p>
          <text:p text:style-name="P1"><text:span text:style-name="T2">Init SendBuffers</text:span></text:p>
          <text:p text:style-name="P1"><text:span text:style-name="T2">mpi-SendRec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cm" svg:height="0.8cm" svg:x="4.5cm" svg:y="27.3cm">
          <text:p text:style-name="P1"><text:span text:style-name="T2">do_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4.3cm" svg:height="1cm" svg:x="3.9cm" svg:y="5.4cm">
          <text:p text:style-name="P1"><text:span text:style-name="T2">Copy-in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6cm" svg:y1="28.5cm" svg:x2="18.1cm" svg:y2="28.5cm">
          <text:p/>
        </draw:line>
        <draw:custom-shape draw:style-name="gr6" draw:text-style-name="P4" xml:id="id4" draw:id="id4" draw:layer="layout" svg:width="3.6cm" svg:height="1.2cm" svg:x="9.916cm" svg:y="10.645cm">
          <text:p text:style-name="P1"><text:span text:style-name="T2">Compute</text:span></text:p>
          <text:p text:style-name="P1"><text:span text:style-name="T2">Bo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1" draw:id="id1" draw:layer="layout" svg:width="3.6cm" svg:height="1.2cm" svg:x="9.916cm" svg:y="12.145cm">
          <text:p text:style-name="P1"><text:span text:style-name="T2">IntBorder 2</text:span></text:p>
          <text:p text:style-name="P1"><text:span text:style-name="T2">Send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3" draw:layer="layout" svg:x1="6cm" svg:y1="10.3cm" svg:x2="9.9cm" svg:y2="10.8cm">
          <text:p/>
        </draw:line>
        <draw:line draw:style-name="gr11" draw:text-style-name="P3" draw:layer="layout" svg:x1="6cm" svg:y1="7.5cm" svg:x2="14.1cm" svg:y2="8.3cm">
          <text:p/>
        </draw:line>
        <draw:g>
          <draw:custom-shape draw:style-name="gr12" draw:text-style-name="P4" draw:layer="layout" svg:width="3cm" svg:height="0.6cm" svg:x="4.5cm" svg:y="26.5cm">
            <text:p text:style-name="P1"><text:span text:style-name="T2">acc_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0.4cm" svg:height="0.48cm" svg:x="4.6cm" svg:y="26.558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</draw:g>
        <draw:g xml:id="id2" draw:id="id2">
          <draw:custom-shape draw:style-name="gr12" draw:text-style-name="P4" draw:layer="layout" svg:width="3cm" svg:height="0.6cm" svg:x="4.499cm" svg:y="14cm">
            <text:p text:style-name="P1"><text:span text:style-name="T2">acc_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0.4cm" svg:height="0.48cm" svg:x="4.599cm" svg:y="14.058cm">
            <text:p/>
  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4" draw:text-style-name="P3" draw:layer="layout" draw:type="line" svg:x1="11.716cm" svg:y1="13.345cm" svg:x2="5.999cm" svg:y2="14cm" draw:start-shape="id1" draw:start-glue-point="6" draw:end-shape="id2" draw:end-glue-point="0" svg:d="m11716 13345-5717 655" svg:viewBox="0 0 5718 656">
          <text:p/>
        </draw:connector>
        <draw:connector draw:style-name="gr15" draw:text-style-name="P4" draw:layer="layout" draw:type="line" svg:x1="11.716cm" svg:y1="10.345cm" svg:x2="11.716cm" svg:y2="10.645cm" draw:start-shape="id3" draw:start-glue-point="6" draw:end-shape="id4" draw:end-glue-point="4" svg:d="m11716 10345v300" svg:viewBox="0 0 1 301">
          <text:p/>
        </draw:connector>
        <draw:connector draw:style-name="gr15" draw:text-style-name="P4" draw:layer="layout" draw:type="line" svg:x1="11.716cm" svg:y1="11.845cm" svg:x2="11.716cm" svg:y2="12.145cm" draw:start-shape="id4" draw:start-glue-point="6" draw:end-shape="id1" draw:end-glue-point="4" svg:d="m11716 11845v300" svg:viewBox="0 0 1 301">
          <text:p/>
        </draw:connector>
        <draw:custom-shape draw:style-name="gr6" draw:text-style-name="P4" xml:id="id5" draw:id="id5" draw:layer="layout" svg:width="3.6cm" svg:height="6.3cm" svg:x="9.927cm" svg:y="15.5cm">
          <text:p text:style-name="P1"><text:span text:style-name="T2">Compute</text:span></text:p>
          <text:p text:style-name="P1"><text:span text:style-name="T2">Intern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3" draw:layer="layout" svg:x1="6cm" svg:y1="15cm" svg:x2="9.9cm" svg:y2="15.6cm">
          <text:p/>
        </draw:line>
        <draw:custom-shape draw:style-name="gr6" draw:text-style-name="P4" xml:id="id8" draw:id="id8" draw:layer="layout" svg:width="3.3cm" svg:height="1.3cm" svg:x="2.5cm" svg:y="18.1cm">
          <text:p text:style-name="P1"><text:span text:style-name="T2">update host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10" draw:id="id10" draw:layer="layout" svg:width="3.3cm" svg:height="1.3cm" svg:x="2.5cm" svg:y="21.3cm">
          <text:p text:style-name="P1"><text:span text:style-name="T2">update device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4" draw:layer="layout" svg:width="3.3cm" svg:height="1.3cm" svg:x="2.5cm" svg:y="19.7cm">
          <text:p text:style-name="P1"><text:span text:style-name="T2">MPI SendRecv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6" draw:id="id6">
          <draw:custom-shape draw:style-name="gr12" draw:text-style-name="P4" draw:layer="layout" svg:width="3cm" svg:height="0.6cm" svg:x="4.498cm" svg:y="24.9cm">
            <text:p text:style-name="P1"><text:span text:style-name="T2">acc_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0.4cm" svg:height="0.48cm" svg:x="4.598cm" svg:y="24.958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4" draw:text-style-name="P3" draw:layer="layout" draw:type="line" svg:x1="11.727cm" svg:y1="21.8cm" svg:x2="5.998cm" svg:y2="24.9cm" draw:start-shape="id5" draw:start-glue-point="6" draw:end-shape="id6" draw:end-glue-point="0" svg:d="m11727 21800-5729 3100" svg:viewBox="0 0 5730 3101">
          <text:p/>
        </draw:connector>
        <draw:line draw:style-name="gr17" draw:text-style-name="P3" draw:layer="layout" svg:x1="6cm" svg:y1="6.961cm" svg:x2="18.1cm" svg:y2="6.961cm">
          <text:p/>
        </draw:line>
        <draw:path draw:style-name="gr14" draw:text-style-name="P3" draw:layer="layout" svg:width="18.235cm" svg:height="5.796cm" draw:transform="skewX (-5.77779063045033E-017) rotate (-2.2474604777931) translate (20.2194193592051cm 14.5298120009661cm)" svg:viewBox="0 0 18236 5797" svg:d="m0 5797c6471-5198 8984-6062 10656-5737s5705 2472 7580 3531">
          <text:p/>
        </draw:path>
        <draw:custom-shape draw:style-name="gr6" draw:text-style-name="P4" draw:layer="layout" svg:width="4.3cm" svg:height="1cm" svg:x="3.9cm" svg:y="28.9cm">
          <text:p text:style-name="P1"><text:span text:style-name="T2">Copy-out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3cm" svg:height="1.4cm" svg:x="3.915cm" svg:y="30.3cm">
          <text:p text:style-name="P1"><text:span text:style-name="T2">Save data</text:span></text:p>
          <text:p text:style-name="P1"><text:span text:style-name="T2">Finalize M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4.7cm" svg:y="32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1" draw:text-style-name="P3" draw:layer="layout" svg:x1="17.5cm" svg:y1="1.879cm" svg:x2="18.7cm" svg:y2="2.4cm">
          <text:p/>
        </draw:line>
        <draw:frame draw:style-name="gr18" draw:text-style-name="P5" draw:layer="layout" svg:width="4.5cm" svg:height="0.8cm" svg:x="19cm" svg:y="1.8cm">
          <draw:text-box>
            <text:p text:style-name="P5"><text:span text:style-name="T3">async kernel launch</text:span></text:p>
          </draw:text-box>
        </draw:frame>
        <draw:custom-shape draw:style-name="gr19" draw:text-style-name="P3" draw:layer="layout" svg:width="1.5cm" svg:height="0.5cm" svg:x="17.5cm" svg:y="2.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3" draw:layer="layout" svg:width="1.5cm" svg:height="0.5cm" svg:x="17.5cm" svg:y="3.4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" draw:text-style-name="P5" draw:layer="layout" svg:width="3.6cm" svg:height="0.8cm" svg:x="19.7cm" svg:y="2.6cm">
          <draw:text-box>
            <text:p text:style-name="P5"><text:span text:style-name="T3">CPU activity</text:span></text:p>
          </draw:text-box>
        </draw:frame>
        <draw:frame draw:style-name="gr18" draw:text-style-name="P5" draw:layer="layout" svg:width="3.6cm" svg:height="0.8cm" svg:x="19.7cm" svg:y="3.329cm">
          <draw:text-box>
            <text:p text:style-name="P5"><text:span text:style-name="T3">GPU activity</text:span></text:p>
          </draw:text-box>
        </draw:frame>
        <draw:custom-shape draw:style-name="gr21" draw:text-style-name="P6" draw:layer="layout" svg:width="1.8cm" svg:height="1.8cm" svg:x="5.097cm" svg:y="8cm">
          <text:p text:style-name="P1"><text:span text:style-name="T1"/></text:p>
          <text:p text:style-name="P1"><text:span text:style-name="T1">mpi_size</text:span></text:p>
          <text:p text:style-name="P1"><text:span text:style-name="T1">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1cm" svg:height="0.65cm" svg:x="6.7cm" svg:y="11.427cm">
          <draw:text-box>
            <text:p><text:span text:style-name="T1">yes</text:span></text:p>
          </draw:text-box>
        </draw:frame>
        <draw:frame draw:style-name="gr22" draw:text-style-name="P2" draw:layer="layout" svg:width="0.9cm" svg:height="0.645cm" svg:x="5.6cm" svg:y="9.75cm">
          <draw:text-box>
            <text:p><text:span text:style-name="T1">no</text:span></text:p>
          </draw:text-box>
        </draw:frame>
        <draw:frame draw:style-name="gr2" draw:text-style-name="P2" draw:layer="layout" svg:width="0.9cm" svg:height="0.65cm" svg:x="5.6cm" svg:y="12.55cm">
          <draw:text-box>
            <text:p><text:span text:style-name="T1">no</text:span></text:p>
          </draw:text-box>
        </draw:frame>
        <draw:line draw:style-name="gr10" draw:text-style-name="P3" draw:layer="layout" svg:x1="6.9cm" svg:y1="11.8cm" svg:x2="9.9cm" svg:y2="12.2cm">
          <text:p/>
        </draw:line>
        <draw:line draw:style-name="gr10" draw:text-style-name="P3" draw:layer="layout" svg:x1="7cm" svg:y1="8.9cm" svg:x2="9.9cm" svg:y2="9.2cm">
          <text:p/>
        </draw:line>
        <draw:custom-shape draw:style-name="gr6" draw:text-style-name="P4" draw:layer="layout" svg:width="3.3cm" svg:height="1.3cm" svg:x="6.172cm" svg:y="19.7cm">
          <text:p text:style-name="P1"><text:span text:style-name="T2">copy borders</text:span><text:span text:style-name="T2"><text:line-break/></text:span><text:span text:style-name="T2">(on devic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6" draw:layer="layout" svg:width="1.8cm" svg:height="1.8cm" svg:x="5.1cm" svg:y="10.9cm">
          <text:p text:style-name="P1"><text:span text:style-name="T1"/></text:p>
          <text:p text:style-name="P1"><text:span text:style-name="T1">mpi_size</text:span></text:p>
          <text:p text:style-name="P1"><text:span text:style-name="T1">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6" xml:id="id7" draw:id="id7" draw:layer="layout" svg:width="1.8cm" svg:height="1.8cm" svg:x="5.1cm" svg:y="15.3cm">
          <draw:glue-point draw:id="8" svg:x="-2.522cm" svg:y="2.505cm"/>
          <draw:glue-point draw:id="9" svg:x="2.222cm" svg:y="2.777cm"/>
          <text:p text:style-name="P1"><text:span text:style-name="T1"/></text:p>
          <text:p text:style-name="P1"><text:span text:style-name="T1">mpi_size</text:span></text:p>
          <text:p text:style-name="P1"><text:span text:style-name="T1">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draw:type="line" svg:x1="5.547cm" svg:y1="16.65cm" svg:x2="4.15cm" svg:y2="18.1cm" draw:start-shape="id7" draw:start-glue-point="8" draw:end-shape="id8" draw:end-glue-point="4" svg:d="m5547 16650-1397 1450" svg:viewBox="0 0 1398 1451">
          <text:p/>
        </draw:connector>
        <draw:connector draw:style-name="gr1" draw:text-style-name="P1" draw:layer="layout" draw:type="line" svg:x1="6.399cm" svg:y1="16.699cm" svg:x2="7.9cm" svg:y2="18.2cm" draw:start-shape="id7" draw:start-glue-point="9" draw:end-shape="id9" draw:end-glue-point="0" svg:d="m6399 16699 1501 1501" svg:viewBox="0 0 1502 1502">
          <text:p/>
        </draw:connector>
        <draw:connector draw:style-name="gr1" draw:text-style-name="P1" draw:layer="layout" draw:type="line" svg:x1="4.15cm" svg:y1="22.6cm" svg:x2="6cm" svg:y2="23.3cm" draw:start-shape="id10" draw:start-glue-point="6" draw:end-shape="id11" draw:end-glue-point="0" svg:d="m4150 22600 1850 700" svg:viewBox="0 0 1851 701">
          <text:p/>
        </draw:connector>
        <draw:connector draw:style-name="gr1" draw:text-style-name="P1" draw:layer="layout" draw:type="line" svg:x1="6cm" svg:y1="23.3cm" svg:x2="7.9cm" svg:y2="22.4cm" draw:start-shape="id11" draw:start-glue-point="0" draw:end-shape="id9" draw:end-glue-point="2" svg:d="m6000 23300 1900-900" svg:viewBox="0 0 1901 901">
          <text:p/>
        </draw:connector>
        <draw:frame draw:style-name="gr2" draw:text-style-name="P2" draw:layer="layout" svg:width="1.1cm" svg:height="0.65cm" svg:x="4.445cm" svg:y="16.423cm">
          <draw:text-box>
            <text:p><text:span text:style-name="T1">yes</text:span></text:p>
          </draw:text-box>
        </draw:frame>
        <draw:frame draw:style-name="gr2" draw:text-style-name="P2" draw:layer="layout" svg:width="0.9cm" svg:height="0.65cm" svg:x="6.4cm" svg:y="16.4cm">
          <draw:text-box>
            <text:p><text:span text:style-name="T1">no</text:span></text:p>
          </draw:text-box>
        </draw:frame>
        <draw:line draw:style-name="gr1" draw:text-style-name="P1" draw:layer="layout" svg:x1="18.3cm" svg:y1="4.2cm" svg:x2="18.3cm" svg:y2="4.8cm">
          <text:p/>
        </draw:line>
        <draw:line draw:style-name="gr23" draw:text-style-name="P1" draw:layer="layout" svg:x1="18.299cm" svg:y1="5.1cm" svg:x2="18.299cm" svg:y2="5.7cm">
          <text:p/>
        </draw:line>
        <draw:frame draw:style-name="gr18" draw:text-style-name="P5" draw:layer="layout" svg:width="4.6cm" svg:height="0.8cm" svg:x="18.8cm" svg:y="4.2cm">
          <draw:text-box>
            <text:p text:style-name="P5"><text:span text:style-name="T3">CPU synchronous flow</text:span></text:p>
          </draw:text-box>
        </draw:frame>
        <draw:frame draw:style-name="gr18" draw:text-style-name="P5" draw:layer="layout" svg:width="4.6cm" svg:height="0.8cm" svg:x="18.8cm" svg:y="5.025cm">
          <draw:text-box>
            <text:p text:style-name="P5"><text:span text:style-name="T3">GPU synchronous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Style_20_1" draw:display-name="Line Style 1" draw:style="rect" draw:dots1="1" draw:dots1-length="500%" draw:distance="3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23M3S</meta:editing-duration>
    <meta:editing-cycles>30</meta:editing-cycles>
    <meta:generator>LibreOffice/3.5$Linux_x86 LibreOffice_project/350m1$Build-2</meta:generator>
    <dc:date>2014-03-12T00:43:22</dc:date>
    <dc:creator>Marco </dc:creator>
    <meta:document-statistic meta:object-count="68"/>
  </office:meta>
</office:document-meta>
</file>